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RegWrite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Function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ad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add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addi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ddiu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6"/>
        </table:table-row>
        <table:table-row table:style-name="ro2">
          <table:table-cell table:style-name="ce1" office:value-type="string" calcext:value-type="string">
            <text:p>an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andi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w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ui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2"/>
          <table:table-cell table:number-columns-repeated="6"/>
        </table:table-row>
        <table:table-row table:style-name="ro2">
          <table:table-cell table:style-name="ce1" office:value-type="string" calcext:value-type="string">
            <text:p>n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ori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sl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a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slt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b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slti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sltiu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number-columns-repeated="6"/>
        </table:table-row>
        <table:table-row table:style-name="ro2">
          <table:table-cell table:style-name="ce1" office:value-type="string" calcext:value-type="string">
            <text:p>su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sub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string" calcext:value-type="string">
            <text:p>RegWrite</text:p>
          </table:table-cell>
          <table:table-cell office:value-type="string" calcext:value-type="string">
            <text:p>O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ori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2"/>
          <table:table-cell table:number-columns-repeated="6"/>
        </table:table-row>
        <table:table-row table:style-name="ro2">
          <table:table-cell table:number-columns-repeated="3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immediates</text:p>
          </table:table-cell>
          <table:table-cell office:value-type="string" calcext:value-type="string">
            <text:p>op</text:p>
          </table:table-cell>
          <table:table-cell/>
          <table:table-cell table:style-name="ce4" office:value-type="string" calcext:value-type="string">
            <text:p>0 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A NOT Func.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4" office:value-type="string" calcext:value-type="string">
            <text:p>0 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ddiu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1 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5" office:value-type="string" calcext:value-type="string">
            <text:p>1 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ltui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RegWrite</text:p>
          </table:table-cell>
          <table:table-cell office:value-type="string" calcext:value-type="string">
            <text:p>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101" calcext:value-type="float">
            <text:p>1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6"/>
          <table:table-cell table:style-name="ce12" office:value-type="string" calcext:value-type="string">
            <text:p>0 0</text:p>
          </table:table-cell>
          <table:table-cell table:style-name="ce12" office:value-type="string" calcext:value-type="string">
            <text:p>0 1</text:p>
          </table:table-cell>
          <table:table-cell table:style-name="ce12" office:value-type="string" calcext:value-type="string">
            <text:p>1 1</text:p>
          </table:table-cell>
          <table:table-cell table:style-name="ce18" office:value-type="string" calcext:value-type="string">
            <text:p>1 0</text:p>
          </table:table-cell>
          <table:table-cell/>
          <table:table-cell office:value-type="string" calcext:value-type="string">
            <text:p>(NOT A) OR (A*NOT B*C)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7" office:value-type="string" calcext:value-type="string">
            <text:p>0 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7" office:value-type="string" calcext:value-type="string">
            <text:p>0 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table:style-name="ce7" office:value-type="string" calcext:value-type="string">
            <text:p>1 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ithmeti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1 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00011" calcext:value-type="float">
            <text:p>100011</text:p>
          </table:table-cell>
          <table:table-cell table:number-columns-repeated="8"/>
        </table:table-row>
        <table:table-row table:style-name="ro3" table:number-rows-repeated="5">
          <table:table-cell table:number-columns-repeated="10"/>
        </table:table-row>
        <table:table-row table:style-name="ro3">
          <table:table-cell/>
          <table:table-cell office:value-type="string" calcext:value-type="string">
            <text:p>ALU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it 0</text:p>
          </table:table-cell>
          <table:table-cell table:number-columns-repeated="6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office:value-type="string" calcext:value-type="string">
            <text:p>(NOT A) OR (B*NOT C*D) OR (C*((A*NOT B) OR (NOT D)))</text:p>
          </table:table-cell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1 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1 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 table:number-rows-repeated="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Bit 1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office:value-type="string" calcext:value-type="string">
            <text:p>(A*B*NOT C) OR (C*(D OR NOT B))</text:p>
          </table:table-cell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1 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1 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 table:number-rows-repeated="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Bit 2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1 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1 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 table:number-rows-repeated="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Bit 3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office:value-type="string" calcext:value-type="string">
            <text:p>NOT B*C*NOT D</text:p>
          </table:table-cell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1 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1 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3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ALU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it 0</text:p>
          </table:table-cell>
          <table:table-cell table:number-columns-repeated="6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A OR C*NOT D OR NOT B*C OR B*NOT C*D</text:p>
          </table:table-cell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1 1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1 0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 table:number-rows-repeated="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Bit 1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A OR B*NOT C</text:p>
          </table:table-cell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1 1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1 0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 table:number-rows-repeated="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Bit 2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A OR B*C</text:p>
          </table:table-cell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1 1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1 0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 table:number-rows-repeated="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 table:number-columns-repeated="2"/>
          <table:table-cell table:style-name="ce2" office:value-type="string" calcext:value-type="string">
            <text:p>Bit 3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2">
          <table:table-cell/>
          <table:table-cell table:style-name="ce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0 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1 1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1 0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repeated="7"/>
          <table:table-cell table:number-columns-repeated="2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Branch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string" calcext:value-type="string">
            <text:p>NOT A*B*NOT C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0 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1 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1 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string" calcext:value-type="string">
            <text:p>NOT A*B*NOT C*D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0 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1 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1 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mWrite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0 0</text:p>
          </table:table-cell>
          <table:table-cell table:style-name="ce9" office:value-type="string" calcext:value-type="string">
            <text:p>0 1</text:p>
          </table:table-cell>
          <table:table-cell table:style-name="ce9" office:value-type="string" calcext:value-type="string">
            <text:p>1 1</text:p>
          </table:table-cell>
          <table:table-cell table:style-name="ce15" office:value-type="string" calcext:value-type="string">
            <text:p>1 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0 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string" calcext:value-type="string">
            <text:p>A*NOT B*C*D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0 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 calcext:value-type="string">
            <text:p>1 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1 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6">
          <table:table-cell table:number-columns-repeated="10"/>
        </table:table-row>
        <table:table-row table:style-name="ro3" table:number-rows-repeated="2">
          <table:table-cell table:number-columns-repeated="10"/>
        </table:table-row>
        <table:table-row table:style-name="ro2" table:number-rows-repeated="2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nisi </meta:initial-creator>
    <meta:creation-date>2015-02-21T17:38:32.092145752</meta:creation-date>
    <dc:date>2015-02-21T18:30:29.996719824</dc:date>
    <dc:creator>Tunisi </dc:creator>
    <meta:editing-duration>PT36M34S</meta:editing-duration>
    <meta:editing-cycles>9</meta:editing-cycles>
    <meta:generator>LibreOffice/4.1.4.2$Linux_X86_64 LibreOffice_project/410$Build-2</meta:generator>
    <meta:document-statistic meta:table-count="1" meta:cell-count="419" meta:object-count="0"/>
  </office:meta>
</office:document-meta>
</file>